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table:number-columns-repeated="3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number-columns-repeated="1013"/>
        </table:table-row>
        <table:table-row table:style-name="ro6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3" table:number-rows-repeated="2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table:number-columns-repeated="3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20:21:42.4643174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1T21:18:25.430536619</dc:date>
    <meta:editing-cycles>10</meta:editing-cycles>
    <meta:editing-duration>PT3H9M7S</meta:editing-duration>
    <meta:document-statistic meta:table-count="3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